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2T09:15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ple Paragraph Merge</text:h>
      <text:p text:style-name="Text_20_body">In this example, the following paragraphs will be merged/deleted by deleting the text in between square brackets. No other changes will be made.</text:p>
      <text:p text:style-name="Text_20_body">This will remain. [<delta:merge delta:removal-change-idref="ct1"><delta:leading-partial-content>This will be deleted.</delta:leading-partial-content><delta:intermediate-content><text:p text:style-name="Text_20_body">This whole paragraph will be deleted.</text:p><text:p text:style-name="Text_20_body">And so will this one.</text:p></delta:intermediate-content><delta:trailing-partial-content><text:p text:style-name="Text_20_body">This text will also be deleted.</text:p></delta:trailing-partial-content></delta:merge>] Ant this will rem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2T09:46:29</meta:creation-date>
    <meta:document-statistic meta:table-count="0" meta:image-count="0" meta:object-count="0" meta:page-count="1" meta:paragraph-count="6" meta:word-count="54" meta:character-count="320"/>
    <dc:date>2010-06-22T09:48:31</dc:date>
    <dc:creator>Tristan Mitchell</dc:creator>
    <meta:editing-duration>PT00H02M03S</meta:editing-duration>
    <meta:editing-cycles>1</meta:editing-cycles>
    <meta:generator>OpenOffice.org/3.2$Unix OpenOffice.org_project/320m18$Build-9502</meta:generator>
  </office:meta>
</office:document-meta>
</file>